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fo:min-height="3.506cm"/>
    </style:style>
    <style:style style:name="P1" style:family="paragraph">
      <style:text-properties fo:font-size="22pt" style:font-size-asian="22pt" style:font-size-complex="22pt"/>
    </style:style>
    <style:style style:name="P2" style:family="paragraph">
      <style:text-properties fo:font-size="48pt" style:font-size-asian="48pt" style:font-size-complex="48pt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fo:color="#ff6600" style:text-underline-style="none" fo:font-weight="bold" style:font-weight-asian="bold" style:font-weight-complex="bold"/>
    </style:style>
    <style:style style:name="T3" style:family="text">
      <style:text-properties fo:color="#000000" style:text-underline-style="none" fo:font-weight="normal" style:font-weight-asian="normal" style:font-weight-complex="normal"/>
    </style:style>
    <style:style style:name="T4" style:family="text">
      <style:text-properties fo:color="#ff0066"/>
    </style:style>
    <style:style style:name="T5" style:family="text">
      <style:text-properties fo:color="#ff3333" fo:font-size="26pt" style:font-size-asian="26pt" style:font-size-complex="26pt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fo:font-size="22pt" style:font-size-asian="22pt" style:font-size-complex="22pt"/>
    </style:style>
    <style:style style:name="T8" style:family="text">
      <style:text-properties fo:color="#007826" fo:font-weight="bold" style:font-weight-asian="bold" style:font-weight-complex="bold"/>
    </style:style>
    <style:style style:name="T9" style:family="text">
      <style:text-properties fo:color="#ff6600" fo:font-weight="bold" style:font-weight-asian="bold" style:font-weight-complex="bold"/>
    </style:style>
    <style:style style:name="T10" style:family="text">
      <style:text-properties fo:color="#ff6600" fo:font-size="24pt" style:font-size-asian="24pt" style:font-size-complex="24pt"/>
    </style:style>
    <style:style style:name="T11" style:family="text">
      <style:text-properties fo:color="#009933"/>
    </style:style>
    <style:style style:name="T12" style:family="text">
      <style:text-properties fo:color="#ff6600"/>
    </style:style>
    <style:style style:name="T13" style:family="text">
      <style:text-properties fo:color="#333333"/>
    </style:style>
    <style:style style:name="T14" style:family="text">
      <style:text-properties style:text-underline-style="none"/>
    </style:style>
    <style:style style:name="T15" style:family="text">
      <style:text-properties fo:color="#ff0000" style:text-underline-style="none"/>
    </style:style>
    <style:style style:name="T16" style:family="text">
      <style:text-properties fo:color="#009900"/>
    </style:style>
    <style:style style:name="T17" style:family="text">
      <style:text-properties fo:color="#579d1c"/>
    </style:style>
    <style:style style:name="T18" style:family="text">
      <style:text-properties fo:color="#c5000b"/>
    </style:style>
    <style:style style:name="T19" style:family="text">
      <style:text-properties fo:font-size="48pt" style:font-size-asian="48pt" style:font-size-complex="4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WebCounter with MongoDB and Node.Js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Simple Webcounter usually done </text:p>
                <text:list>
                  <text:list-item>
                    <text:p>Without database </text:p>
                  </text:list-item>
                  <text:list-item>
                    <text:p>And PHP </text:p>
                  </text:list-item>
                  <text:list-item>
                    <text:p>However ideal for a basic sample</text:p>
                    <text:p/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For those New to Node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Usually you want to use <text:span text:style-name="T1">express</text:span></text:p>
                <text:p><text:span text:style-name="T2">var express <text:s/>= require('express');</text:span></text:p>
                <text:p><text:span text:style-name="T3">to setup a new server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Mind the package.json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The package.json should contain all the required information to install your node.js application with</text:p>
                <text:p><text:span text:style-name="T4"><text:s text:c="15"/></text:span></text:p>
                <text:p><text:span text:style-name="T4"><text:s text:c="28"/></text:span><text:span text:style-name="T4">npm install</text:span></text:p>
                <text:list>
                  <text:list-item>
                    <text:list>
                      <text:list-header>
                        <text:p/>
                        <text:list>
                          <text:list-header>
                            <text:p><text:span text:style-name="T5"/></text:p>
                          </text:list-header>
                        </text:list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A simple server with <text:span text:style-name="T6">express</text:span></text:p>
          </draw:text-box>
        </draw:frame>
        <draw:frame presentation:style-name="pr2" draw:text-style-name="P1" draw:layer="layout" svg:width="25.199cm" svg:height="12.179cm" svg:x="1.4cm" svg:y="4.914cm" presentation:class="outline">
          <draw:text-box>
            <text:list text:style-name="L2">
              <text:list-header>
                <text:p text:style-name="P1"><text:span text:style-name="T7">var express <text:s/>= require('express');</text:span></text:p>
              </text:list-header>
              <text:list-item>
                <text:p text:style-name="P1"><text:span text:style-name="T7">var path = require('path');</text:span></text:p>
              </text:list-item>
              <text:list-item>
                <text:p text:style-name="P1"><text:span text:style-name="T7">var mongoose = require('mongoose');</text:span></text:p>
              </text:list-item>
              <text:list-item>
                <text:p text:style-name="P1"><text:span text:style-name="T7">var port <text:s text:c="4"/>= process.env.PORT || 5000;</text:span></text:p>
              </text:list-item>
              <text:list-item>
                <text:p text:style-name="P1"><text:span text:style-name="T7">var app <text:s text:c="5"/>= express();</text:span></text:p>
              </text:list-item>
              <text:list-item>
                <text:p text:style-name="P1"><text:span text:style-name="T7">app.use(express.static( path.join(__dirname,'/')));</text:span></text:p>
              </text:list-item>
              <text:list-item>
                <text:p text:style-name="P1"><text:span text:style-name="T7">app.engine('html', require('ejs').renderFile);</text:span></text:p>
              </text:list-item>
              <text:list-item>
                <text:p text:style-name="P1"><text:span text:style-name="T7"/></text:p>
              </text:list-item>
              <text:list-item>
                <text:p text:style-name="P1"><text:span text:style-name="T7">// rendering in Call-Back function </text:span></text:p>
              </text:list-item>
              <text:list-item>
                <text:p text:style-name="P1"><text:span text:style-name="T7">app.get('/',function(req,res){ <text:s text:c="2"/>getCounts(Visitor,res); <text:s/>});</text:span></text:p>
              </text:list-item>
              <text:list-item>
                <text:p text:style-name="P1"><text:span text:style-name="T7"/></text:p>
              </text:list-item>
              <text:list-item>
                <text:p text:style-name="P1"><text:span text:style-name="T7">app.listen(port);</text:span></text:p>
              </text:list-item>
              <text:list-item>
                <text:p text:style-name="P1"><text:span text:style-name="T7">console.log('server runs on port <text:s/>' + port); // for entertaining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So what about MongoDB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There are many npm packages which support </text:p>
                <text:p>use of MongoDB in Node </text:p>
                <text:p/>
              </text:list-item>
              <text:list-item>
                <text:p>One of them is <text:span text:style-name="T8">Mongoose</text:span></text:p>
                <text:p><text:span text:style-name="T8"/></text:p>
                <text:p><text:span text:style-name="T9">var mongoose = require('mongoose');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Mongoose , Schemas and Models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Mongoose uses schemas and models </text:p>
                <text:p>which are very powerful </text:p>
                <text:p/>
              </text:list-item>
              <text:list-item>
                <text:p>Here is how they are defined</text:p>
                <text:p><text:span text:style-name="T10">var visitorSchema = mongoose.Schema({ <text:s/>visitors: Number });</text:span></text:p>
                <text:p><text:span text:style-name="T10">var Visitor=mongoose.model('Visitor',visitorSchema);</text:span></text:p>
                <text:p><text:span text:style-name="T10"/>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Initialisation of the Database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Use Enviornment variables </text:p>
                <text:p>- in this case I used enviorment variable <text:s text:c="3"/><text:span text:style-name="T11">MONGODBURL</text:span> <text:s/>for uri and password</text:p>
                <text:p/>
                <text:p><text:span text:style-name="T12">var mongoUrl = process.env.MONGODBURL;</text:span></text:p>
                <text:p><text:span text:style-name="T12"/></text:p>
                <text:p><text:span text:style-name="T13">(no need to setup a MONGO server locally when you can use the internet where it is done for you ) </text:span></text:p>
                <text:p><text:span text:style-name="T12"/></text:p>
                <text:p><text:s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And here the complete init code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header>
                <text:p/>
                <text:p>mongoose.connect(mongoUrl);</text:p>
                <text:p>var db = mongoose.connection;</text:p>
                <text:p/>
                <text:p>db.on('error', console.error.bind(console, 'connection error:'));</text:p>
                <text:p>db.once('open', function() {</text:p>
                <text:p><text:s text:c="2"/>console.log("we are connected to the MongoDB server");</text:p>
                <text:p>}); // <text:span text:style-name="T11">with a callback function which tells us what happened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Async and Callback Functions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Usually people want to use <text:span text:style-name="T6">promises </text:span><text:span text:style-name="T14"><text:s/>nowadays </text:span></text:p>
              </text:list-item>
              <text:list-item>
                <text:p><text:span text:style-name="T14">It's all the async and code does not get performed one after another </text:span></text:p>
              </text:list-item>
              <text:list-item>
                <text:p><text:span text:style-name="T14">Simple callback functions are easy to use but make the code more difficult to read </text:span></text:p>
                <text:p><text:span text:style-name="T14"/></text:p>
              </text:list-item>
              <text:list-item>
                <text:p><text:span text:style-name="T15">Instead of a return value a function is called after the action is performed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Sample of a callback function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header>
                <text:p>visitors.create(countJSON,<text:span text:style-name="T16">function(e,d){</text:span></text:p>
                <text:p><text:span text:style-name="T16"><text:s text:c="11"/></text:span><text:span text:style-name="T16">if (e) return handleError(e);</text:span></text:p>
                <text:p><text:span text:style-name="T16"><text:s text:c="11"/></text:span><text:span text:style-name="T16">console.log(JSON.stringify(countJSON)); <text:s text:c="5"/></text:span></text:p>
                <text:p><text:span text:style-name="T16"><text:s text:c="7"/></text:span><text:span text:style-name="T16">}</text:span>);</text:p>
              </text:list-header>
              <text:list-item>
                <text:p>the green code is the callback function which get performed at an uncertain time</text:p>
              </text:list-item>
              <text:list-item>
                <text:p>I still use “console.log” for debugging etc.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And now the essential (part 1)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header>
                <text:p>function getCounts(visitors,Render){</text:p>
                <text:p><text:s/>var all={};</text:p>
                <text:p><text:s/>var countJSON={visitors: 0};</text:p>
                <text:p><text:s/>visitors.findOne(all,function(e,d){</text:p>
                <text:p><text:s text:c="4"/>if (e) return handleError(e);</text:p>
                <text:p><text:s text:c="4"/>if(d === null)</text:p>
                <text:p><text:s text:c="6"/>{console.log("no database entry");</text:p>
                <text:p><text:s text:c="7"/>console.log("creating entry");</text:p>
                <text:p><text:s text:c="7"/>visitors.create(countJSON,function(e,d){</text:p>
                <text:p><text:s text:c="9"/>if (e) return handleError(e);</text:p>
                <text:p><text:s text:c="10"/>console.log(JSON.stringify(countJSON)+" created"); <text:s text:c="5"/></text:p>
                <text:p><text:s text:c="7"/>});</text:p>
                <text:p><text:s text:c="5"/>}</text:p>
                <text:p><text:s text:c="4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And now the essential (part 2)</text:p>
          </draw:text-box>
        </draw:frame>
        <draw:frame presentation:style-name="pr2" draw:layer="layout" svg:width="25.199cm" svg:height="12.179cm" svg:x="1.4cm" svg:y="5.114cm" presentation:class="outline" presentation:user-transformed="true">
          <draw:text-box>
            <text:list text:style-name="L2">
              <text:list-header>
                <text:p>else </text:p>
                <text:p><text:s text:c="5"/>{visitors.findOneAndUpdate<text:span text:style-name="T17">({_id: d._id}</text:span><text:span text:style-name="T18">,{$inc: {visitors: +1}}</text:span>)</text:p>
                <text:p><text:s text:c="7"/>.exec(function(e,d){</text:p>
                <text:p><text:s text:c="14"/>if(e)</text:p>
                <text:p><text:s text:c="15"/>{console.log("incrementing failed");} </text:p>
                <text:p><text:s text:c="14"/>else <text:s text:c="2"/></text:p>
                <text:p><text:s text:c="12"/>{ console.log(d.visitors);} </text:p>
                <text:p><text:s text:c="14"/>} );</text:p>
                <text:p><text:s text:c="6"/>++d.visitors; <text:s text:c="5"/></text:p>
                <text:p><text:s text:c="6"/>Render.end(JSON.stringify(d));</text:p>
                <text:p><text:s text:c="5"/>} <text:s text:c="3"/>});</text:p>
                <text:p/>
              </text:list-header>
              <text:list-item>
                <text:p><text:span text:style-name="T18">The red code updates and increments the entry in the database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draw:frame presentation:style-name="pr4" draw:layer="layout" svg:width="25.199cm" svg:height="3.506cm" svg:x="1.4cm" svg:y="0.837cm" presentation:class="title" presentation:user-transformed="true">
          <draw:text-box>
            <text:p>Slides and Code on Github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github.com/MatthiasLiszt/webcounterNodeJS</text:p>
                <text:p/>
              </text:list-item>
              <text:list-item>
                <text:p>Twitter : @mlisztprogram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draw:frame presentation:style-name="pr4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2" draw:text-style-name="P2" draw:layer="layout" svg:width="25.199cm" svg:height="12.179cm" svg:x="1.4cm" svg:y="4.914cm" presentation:class="outline">
          <draw:text-box>
            <text:list text:style-name="L2">
              <text:list-header>
                <text:p text:style-name="P2"><text:span text:style-name="T19">Thank you for </text:span></text:p>
                <text:p text:style-name="P2"><text:span text:style-name="T19"/></text:p>
                <text:p text:style-name="P2"><text:span text:style-name="T19">your attention ! ! !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03T17:19:39.367838714</meta:creation-date>
    <dc:date>2017-12-03T18:16:56.951280201</dc:date>
    <meta:editing-duration>PT57M13S</meta:editing-duration>
    <meta:editing-cycles>13</meta:editing-cycles>
    <meta:generator>LibreOffice/4.3.3.2$Linux_ARM_EABI LibreOffice_project/430m0$Build-2</meta:generator>
    <meta:document-statistic meta:object-count="77"/>
  </office:meta>
</office:document-meta>
</file>